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Noto Sans" fo:font-size="8pt" officeooo:paragraph-rsid="0022bc04" style:font-size-asian="8pt" style:font-size-complex="8pt"/>
    </style:style>
    <style:style style:name="P2" style:family="paragraph" style:parent-style-name="Abstract">
      <style:text-properties officeooo:paragraph-rsid="0017c142"/>
    </style:style>
    <style:style style:name="P3" style:family="paragraph" style:parent-style-name="Subtitle">
      <style:text-properties officeooo:paragraph-rsid="0017c142"/>
    </style:style>
    <style:style style:name="P4" style:family="paragraph" style:parent-style-name="Text_20_body">
      <style:text-properties officeooo:paragraph-rsid="0017c142"/>
    </style:style>
    <style:style style:name="P5" style:family="paragraph" style:parent-style-name="Title">
      <style:text-properties officeooo:paragraph-rsid="0017c142"/>
    </style:style>
    <style:style style:name="P6" style:family="paragraph" style:parent-style-name="Date">
      <style:text-properties officeooo:paragraph-rsid="0017c142"/>
    </style:style>
    <style:style style:name="P7" style:family="paragraph" style:parent-style-name="Author">
      <style:text-properties officeooo:paragraph-rsid="0017c142"/>
    </style:style>
    <style:style style:name="P8" style:family="paragraph" style:parent-style-name="Block_20_Text">
      <style:text-properties style:font-name="Cambria" officeooo:paragraph-rsid="0017c142"/>
    </style:style>
    <style:style style:name="P9" style:family="paragraph" style:parent-style-name="Definition_20_Term">
      <style:text-properties style:font-name="Cambria" officeooo:paragraph-rsid="0017c142"/>
    </style:style>
    <style:style style:name="P10" style:family="paragraph" style:parent-style-name="First_20_Paragraph">
      <style:text-properties style:font-name="Cambria" officeooo:paragraph-rsid="0017c142"/>
    </style:style>
    <style:style style:name="P11" style:family="paragraph" style:parent-style-name="Image_20_Caption">
      <style:text-properties style:font-name="Cambria" officeooo:paragraph-rsid="0017c142"/>
    </style:style>
    <style:style style:name="P12" style:family="paragraph" style:parent-style-name="Table_20_Caption">
      <style:text-properties style:font-name="Cambria" officeooo:paragraph-rsid="0017c142"/>
    </style:style>
    <style:style style:name="P13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4" style:family="paragraph" style:parent-style-name="Footnote">
      <style:text-properties style:font-name="Cambria"/>
    </style:style>
    <style:style style:name="P15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16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17" style:family="paragraph" style:parent-style-name="Definition">
      <style:text-properties style:font-name="Cambria" officeooo:paragraph-rsid="0017c142"/>
    </style:style>
    <style:style style:name="P18" style:family="paragraph" style:parent-style-name="Footer">
      <style:paragraph-properties fo:text-align="center" style:justify-single-word="false"/>
      <style:text-properties style:font-name="Noto Sans" fo:font-size="8pt" officeooo:paragraph-rsid="0022bc04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font-size="10pt" officeooo:rsid="0022d416" officeooo:paragraph-rsid="0023edcd" style:font-size-asian="10pt" style:font-size-complex="10pt"/>
    </style:style>
    <style:style style:name="P20" style:family="paragraph" style:parent-style-name="Header">
      <style:paragraph-properties fo:text-align="center" style:justify-single-word="false"/>
      <style:text-properties fo:font-size="10pt" officeooo:rsid="0024eebc" officeooo:paragraph-rsid="0024eebc" style:font-size-asian="10pt" style:font-size-complex="10pt"/>
    </style:style>
    <style:style style:name="P21" style:family="paragraph" style:parent-style-name="Header">
      <style:text-properties officeooo:paragraph-rsid="0023edcd"/>
    </style:style>
    <style:style style:name="P22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3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4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5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6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3edc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3edcd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3edcd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3edcd"/>
    </style:style>
    <style:style style:name="P31" style:family="paragraph" style:parent-style-name="Standard">
      <style:text-properties fo:font-size="6pt" officeooo:paragraph-rsid="0023edcd" style:font-size-asian="5.25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P34" style:family="paragraph" style:parent-style-name="Table_20_Contents"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T1" style:family="text">
      <style:text-properties officeooo:rsid="0031f2a2"/>
    </style:style>
    <style:style style:name="T2" style:family="text">
      <style:text-properties officeooo:rsid="0023c3c3"/>
    </style:style>
    <style:style style:name="T3" style:family="text">
      <style:text-properties officeooo:rsid="001681a4"/>
    </style:style>
    <style:style style:name="T4" style:family="text">
      <style:text-properties style:font-name="Cambria"/>
    </style:style>
    <style:style style:name="T5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6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7" style:family="text">
      <style:text-properties fo:color="#4f81bd" loext:opacity="100%" style:font-name="Cambria" style:text-underline-style="none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b523a"/>
    </style:style>
    <style:style style:name="T11" style:family="text">
      <style:text-properties fo:language="de" fo:country="DE" style:font-name-complex="Arial1"/>
    </style:style>
    <style:style style:name="T12" style:family="text">
      <style:text-properties fo:font-size="8pt" fo:language="de" fo:country="DE" style:font-size-asian="8pt" style:font-name-complex="Arial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tle </text:p>
      <text:p text:style-name="P3"><text:s/>Subtitle </text:p>
      <text:p text:style-name="P7"><text:s/><text:span text:style-name="T4">Author</text:span> </text:p>
      <text:p text:style-name="P6"><text:s/><text:span text:style-name="T4">Date</text:span> </text:p>
      <text:p text:style-name="P2"><text:s/><text:span text:style-name="T4">Abstract</text:span> </text:p>
      <text:h text:style-name="Heading_20_1" text:outline-level="1"><text:bookmark-start text:name="heading-1"/><text:s/>Heading 1 <text:bookmark-end text:name="heading-1"/></text:h>
      <text:h text:style-name="P22" text:outline-level="2" text:is-list-header="true"><text:bookmark-start text:name="heading-2"/><text:s/><text:span text:style-name="T6">Heading</text:span><text:span text:style-name="T5"> 2 </text:span><text:bookmark-end text:name="heading-2"/></text:h>
      <text:h text:style-name="P23" text:outline-level="3"><text:bookmark-start text:name="heading-3"/><text:s/><text:span text:style-name="T8">Heading</text:span> 3 <text:bookmark-end text:name="heading-3"/></text:h>
      <text:h text:style-name="P24" text:outline-level="4"><text:bookmark-start text:name="heading-4"/><text:s/>Heading 4 <text:bookmark-end text:name="heading-4"/></text:h>
      <text:h text:style-name="P25" text:outline-level="5"><text:bookmark-start text:name="heading-5"/><text:s/>Heading 5 <text:bookmark-end text:name="heading-5"/></text:h>
      <text:h text:style-name="P26" text:outline-level="6"><text:bookmark-start text:name="heading-6"/><text:s/>Heading 6 <text:bookmark-end text:name="heading-6"/><text:bookmark text:name="heading-1 Copy 1"/></text:h>
      <text:h text:style-name="P26" text:outline-level="6" text:is-list-header="true"><text:bookmark-start text:name="heading-7"/><text:s/>Heading 7 <text:bookmark-end text:name="heading-7"/></text:h>
      <text:h text:style-name="P15" text:outline-level="8"><text:bookmark-start text:name="heading-8"/><text:s/>Heading 8 <text:bookmark-end text:name="heading-8"/></text:h>
      <text:h text:style-name="P16" text:outline-level="9"><text:bookmark-start text:name="heading-9"/><text:s/>Heading 9 <text:bookmark-end text:name="heading-9"/></text:h>
      <text:p text:style-name="P10"><text:s/>First Paragraph. </text:p>
      <text:p text:style-name="P4"><text:span text:style-name="T4"><text:s/>Body Text. Body Text Char. <text:s text:c="3"/></text:span><text:span text:style-name="Verbatim_20_Char"><text:span text:style-name="T4"><text:s/>Verbatim Char </text:span></text:span><text:span text:style-name="T4"><text:s/>. <text:s text:c="3"/></text:span><text:a xlink:type="simple" xlink:href="http://example.com/" text:style-name="Internet_20_link" text:visited-style-name="Visited_20_Internet_20_Link"><text:span text:style-name="Internet_20_link"><text:span text:style-name="T7"><text:s/>Hyperlink </text:span></text:span></text:a><text:span text:style-name="T4"><text:s/>. <text:s text:c="4"/>Footnote. </text:span><text:span text:style-name="T4"><text:note text:id="ftn1" text:note-class="footnote"><text:note-citation>1</text:note-citation><text:note-body><text:p text:style-name="P14"><text:s/>Footnote Text.</text:p></text:note-body></text:note></text:span></text:p>
      <text:p text:style-name="P8"><text:s/>Block Text. </text:p>
      <text:p text:style-name="P12"><text:soft-page-break/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/>Table </text:p>
          </table:table-cell>
          <table:table-cell table:style-name="Table1.A1" office:value-type="string">
            <text:p text:style-name="P13"><text:s/>Table </text:p>
          </table:table-cell>
        </table:table-row>
        <table:table-row>
          <table:table-cell table:style-name="Table1.A2" office:value-type="string">
            <text:p text:style-name="P13"><text:s/>1 </text:p>
          </table:table-cell>
          <table:table-cell table:style-name="Table1.B2" office:value-type="string">
            <text:p text:style-name="P13"><text:s/>2 </text:p>
          </table:table-cell>
        </table:table-row>
      </table:table>
      <text:p text:style-name="P11"><text:s/>Image Caption </text:p>
      <text:p text:style-name="P9"><text:s/><text:span text:style-name="T9">DefinitionTerm </text:span></text:p>
      <text:p text:style-name="P17"><text:s/>Definition 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text-properties officeooo:paragraph-rsid="0023edcd"/>
    </style:style>
    <style:style style:name="MP2" style:family="paragraph" style:parent-style-name="Header">
      <style:paragraph-properties fo:text-align="center" style:justify-single-word="false"/>
      <style:text-properties fo:font-size="10pt" officeooo:rsid="0024eebc" officeooo:paragraph-rsid="0024eebc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fo:font-size="10pt" officeooo:rsid="0022d416" officeooo:paragraph-rsid="0023edcd" style:font-size-asian="10pt" style:font-size-complex="10pt"/>
    </style:style>
    <style:style style:name="MP4" style:family="paragraph" style:parent-style-name="Table_20_Contents"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3edcd"/>
    </style:style>
    <style:style style:name="M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3edcd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3edcd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3edcd"/>
    </style:style>
    <style:style style:name="MP11" style:family="paragraph" style:parent-style-name="Standard">
      <style:text-properties fo:font-size="6pt" officeooo:paragraph-rsid="0023edcd" style:font-size-asian="5.25pt" style:font-size-complex="6pt"/>
    </style:style>
    <style:style style:name="MP12" style:family="paragraph" style:parent-style-name="Footer">
      <style:paragraph-properties fo:text-align="center" style:justify-single-word="false"/>
      <style:text-properties style:font-name="Noto Sans" fo:font-size="8pt" officeooo:paragraph-rsid="0022bc04" style:font-size-asian="8pt" style:font-size-complex="8pt"/>
    </style:style>
    <style:style style:name="MT1" style:family="text">
      <style:text-properties fo:language="de" fo:country="DE" style:font-name-complex="Arial1"/>
    </style:style>
    <style:style style:name="MT2" style:family="text">
      <style:text-properties fo:font-size="8pt" fo:language="de" fo:country="DE" style:font-size-asian="8pt" style:font-name-complex="Arial1" style:font-size-complex="8pt"/>
    </style:style>
    <style:style style:name="MT3" style:family="text">
      <style:text-properties officeooo:rsid="0031f2a2"/>
    </style:style>
    <style:style style:name="MT4" style:family="text">
      <style:text-properties officeooo:rsid="0023c3c3"/>
    </style:style>
    <style:style style:name="MT5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MP2">Studienprotokoll</text:p>
              <text:p text:style-name="MP3">- <text:span text:style-name="MT1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4">Prüfarzt</text:p>
            </table:table-cell>
            <table:table-cell table:style-name="Table3.A1" office:value-type="string">
              <text:p text:style-name="MP5">Studienzentrum</text:p>
            </table:table-cell>
            <table:table-cell table:style-name="Table3.A1" office:value-type="string">
              <text:p text:style-name="MP6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7"><text:span text:style-name="MT2"><text:user-defined style:data-style-name="N0" text:name="cfg-principial-investigator">PI</text:user-defined></text:span><text:span text:style-name="MT2"/></text:p>
              <text:p text:style-name="MP8"><text:span text:style-name="MT2"><text:user-defined style:data-style-name="N0" text:name="cfg-principial-investigator-contact">CONTACT</text:user-defined></text:span><text:span text:style-name="MT2"/></text:p>
            </table:table-cell>
            <table:table-cell table:style-name="Table3.A1" office:value-type="string">
              <text:p text:style-name="MP9"><text:span text:style-name="MT2"><text:user-defined style:data-style-name="N0" text:name="cfg-department">DEPARTMENT</text:user-defined></text:span><text:span text:style-name="MT2"/></text:p>
            </table:table-cell>
            <table:table-cell table:style-name="Table3.A1" office:value-type="string">
              <text:p text:style-name="MP10"><text:span text:style-name="MT2"><text:user-defined style:data-style-name="N0" text:name="cfg-drksnumber">DRKS</text:user-defined></text:span><text:span text:style-name="MT2"/></text:p>
            </table:table-cell>
          </table:table-row>
        </table:table>
        <text:p text:style-name="MP11"/>
      </style:header>
      <style:footer>
        <text:p text:style-name="MP12"><text:user-defined style:data-style-name="N0" text:name="cfg-acronym">ACRONYM</text:user-defined><text:span text:style-name="MT3">_</text:span><text:span text:style-name="MT4">PROTOCOL</text:span><text:span text:style-name="MT5">_</text:span><text:user-defined style:data-style-name="N0" text:name="cfg-version">VERSION</text:user-defined><text:span text:style-name="MT5">_</text:span><text:user-defined style:data-style-name="N0" text:name="cfg-githash">GITHASH</text:user-defined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20</meta:editing-cycles>
    <meta:editing-duration>PT34M57S</meta:editing-duration>
    <dc:date>2024-08-28T23:16:25.326481817</dc:date>
    <dc:creator>Sebastian Gibb</dc:creator>
    <meta:document-statistic meta:table-count="2" meta:image-count="1" meta:object-count="0" meta:page-count="2" meta:paragraph-count="37" meta:word-count="66" meta:character-count="503" meta:non-whitespace-character-count="409"/>
    <meta:user-defined meta:name="cfg-acronym">ACRONYM</meta:user-defined>
    <meta:user-defined meta:name="cfg-githash">GITHASH</meta:user-defined>
    <meta:user-defined meta:name="cfg-version">VERSION</meta:user-defined>
  </office:meta>
</office:document-meta>
</file>